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9" style:family="paragraph" style:parent-style-name="Standard">
      <style:text-properties officeooo:paragraph-rsid="005efa73"/>
    </style:style>
    <style:style style:name="P10"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1"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5"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17"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0" style:family="paragraph" style:parent-style-name="Standard">
      <style:paragraph-properties fo:background-color="#ffffff">
        <style:background-image/>
      </style:paragraph-properties>
      <style:text-properties fo:font-size="15pt" officeooo:rsid="0007336e" officeooo:paragraph-rsid="002be7d6"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27"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28"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9" style:family="paragraph" style:parent-style-name="Standard">
      <style:paragraph-properties fo:background-color="#ffffff">
        <style:background-image/>
      </style:paragraph-properties>
      <style:text-properties fo:font-size="15pt" officeooo:rsid="002490b7" officeooo:paragraph-rsid="006380e5" style:font-size-asian="15pt" style:font-size-complex="15pt"/>
    </style:style>
    <style:style style:name="P30"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31"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2"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3"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4"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5"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36" style:family="paragraph" style:parent-style-name="Standard">
      <style:paragraph-properties fo:background-color="#ffffff">
        <style:background-image/>
      </style:paragraph-properties>
      <style:text-properties fo:font-size="15pt" fo:font-weight="normal" officeooo:rsid="003c3c8c" officeooo:paragraph-rsid="006380e5" style:font-size-asian="15pt" style:font-weight-asian="normal" style:font-size-complex="15pt" style:font-weight-complex="normal"/>
    </style:style>
    <style:style style:name="P37" style:family="paragraph" style:parent-style-name="Standard">
      <style:paragraph-properties fo:background-color="#ffffff">
        <style:background-image/>
      </style:paragraph-properties>
      <style:text-properties fo:font-size="15pt" fo:font-weight="normal" officeooo:rsid="006380e5" officeooo:paragraph-rsid="006380e5" style:font-size-asian="15pt" style:font-weight-asian="normal" style:font-size-complex="15pt" style:font-weight-complex="normal"/>
    </style:style>
    <style:style style:name="P38"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39"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40"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41"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2"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3" style:family="paragraph" style:parent-style-name="Standard">
      <style:paragraph-properties fo:background-color="#ffffff">
        <style:background-image/>
      </style:paragraph-properties>
      <style:text-properties fo:font-size="20pt" fo:font-weight="normal" officeooo:rsid="00399849" officeooo:paragraph-rsid="006380e5" style:font-size-asian="20pt" style:font-weight-asian="normal" style:font-size-complex="20pt" style:font-weight-complex="normal"/>
    </style:style>
    <style:style style:name="P44"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45"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46"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47"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48"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49"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50"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51" style:family="paragraph" style:parent-style-name="Text_20_body">
      <style:paragraph-properties fo:text-align="justify" style:justify-single-word="false" fo:background-color="#ffffff">
        <style:background-image/>
      </style:paragraph-properties>
      <style:text-properties fo:color="#000000" style:font-name="Liberation Serif" fo:font-size="15pt" officeooo:rsid="00399849" officeooo:paragraph-rsid="00399849" style:font-size-asian="15pt" style:font-size-complex="15pt"/>
    </style:style>
    <style:style style:name="P52" style:family="paragraph" style:parent-style-name="Text_20_body">
      <style:paragraph-properties fo:text-align="justify" style:justify-single-word="false"/>
      <style:text-properties style:font-name="Liberation Serif" fo:font-size="15pt" style:font-size-asian="15pt" style:font-size-complex="15pt"/>
    </style:style>
    <style:style style:name="P53" style:family="paragraph" style:parent-style-name="Text_20_body">
      <style:paragraph-properties fo:margin-top="0cm" fo:margin-bottom="0cm" style:contextual-spacing="false" fo:text-align="justify" style:justify-single-word="false"/>
      <style:text-properties style:font-name="Liberation Serif" fo:font-size="15pt" style:font-size-asian="15pt" style:font-size-complex="15pt"/>
    </style:style>
    <style:style style:name="P54" style:family="paragraph" style:parent-style-name="Text_20_body">
      <style:paragraph-properties fo:margin-top="0cm" fo:margin-bottom="0cm" style:contextual-spacing="false" fo:text-align="justify" style:justify-single-word="false"/>
      <style:text-properties style:font-name="Liberation Serif" fo:font-size="15pt" officeooo:paragraph-rsid="006380e5" style:font-size-asian="15pt" style:font-size-complex="15pt"/>
    </style:style>
    <style:style style:name="P55" style:family="paragraph" style:parent-style-name="Text_20_body">
      <style:paragraph-properties fo:margin-top="0cm" fo:margin-bottom="0cm" style:contextual-spacing="false" fo:text-align="justify" style:justify-single-word="false"/>
      <style:text-properties style:font-name="Liberation Serif" fo:font-size="15pt" officeooo:rsid="005c21fb" officeooo:paragraph-rsid="005c21fb" style:font-size-asian="15pt" style:font-size-complex="15pt"/>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20pt" style:font-size-asian="20pt" style:font-size-complex="20pt"/>
    </style:style>
    <style:style style:name="P57"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6380e5" style:font-size-asian="15pt" style:font-weight-asian="normal" style:font-size-complex="15pt" style:font-weight-complex="normal"/>
    </style:style>
    <style:style style:name="P58" style:family="paragraph" style:parent-style-name="Text_20_body">
      <style:paragraph-properties fo:margin-left="0.635cm" fo:margin-right="0cm" fo:margin-top="0cm" fo:margin-bottom="0cm" style:contextual-spacing="false" fo:text-align="justify" style:justify-single-word="false" fo:text-indent="0cm" style:auto-text-indent="false"/>
      <style:text-properties style:font-name="Liberation Serif" fo:font-size="15pt" style:font-size-asian="15pt" style:font-size-complex="15pt"/>
    </style:style>
    <style:style style:name="P59" style:family="paragraph" style:parent-style-name="Text_20_body">
      <style:paragraph-properties fo:margin-top="0cm" fo:margin-bottom="0.247cm" style:contextual-spacing="false" fo:line-height="120%" fo:text-align="justify" style:justify-single-word="false"/>
      <style:text-properties style:font-name="Liberation Serif" fo:font-size="15pt" style:font-size-asian="15pt" style:font-size-complex="15pt"/>
    </style:style>
    <style:style style:name="P60" style:family="paragraph" style:parent-style-name="Text_20_body">
      <style:paragraph-properties fo:margin-left="1.247cm" fo:margin-right="0cm" fo:margin-top="0cm" fo:margin-bottom="0cm" style:contextual-spacing="false" fo:line-height="120%" fo:text-align="justify" style:justify-single-word="false" fo:text-indent="0cm" style:auto-text-indent="false"/>
      <style:text-properties style:font-name="Liberation Serif" fo:font-size="15pt" style:font-size-asian="15pt" style:font-size-complex="15pt"/>
    </style:style>
    <style:style style:name="P61" style:family="paragraph" style:parent-style-name="Text_20_body">
      <style:paragraph-properties fo:margin-left="1.247cm" fo:margin-right="0cm" fo:margin-top="0cm" fo:margin-bottom="0.247cm" style:contextual-spacing="false" fo:line-height="120%" fo:text-align="justify" style:justify-single-word="false" fo:text-indent="-0.499cm" style:auto-text-indent="false"/>
      <style:text-properties style:font-name="Liberation Serif" fo:font-size="15pt" style:font-size-asian="15pt" style:font-size-complex="15pt"/>
    </style:style>
    <style:style style:name="P62"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63" style:family="paragraph" style:parent-style-name="Standard" style:list-style-name="L4">
      <style:text-properties officeooo:paragraph-rsid="005efa73"/>
    </style:style>
    <style:style style:name="P64" style:family="paragraph" style:parent-style-name="Standard" style:list-style-name="L4">
      <style:text-properties fo:font-size="15pt" officeooo:rsid="005efa73" officeooo:paragraph-rsid="005efa73" style:font-size-asian="15pt" style:font-size-complex="15pt"/>
    </style:style>
    <style:style style:name="P65" style:family="paragraph" style:parent-style-name="Standard" style:list-style-name="L4">
      <style:text-properties fo:font-size="15pt" officeooo:rsid="005fff78" officeooo:paragraph-rsid="005fff78" style:font-size-asian="15pt" style:font-size-complex="15pt"/>
    </style:style>
    <style:style style:name="P66"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7" style:family="paragraph" style:parent-style-name="Standard">
      <style:paragraph-properties fo:background-color="#ffffff">
        <style:background-image/>
      </style:paragraph-properties>
      <style:text-properties fo:font-size="15pt" officeooo:rsid="002490b7" officeooo:paragraph-rsid="004bd167" style:font-size-asian="15pt" style:font-size-complex="15pt"/>
    </style:style>
    <style:style style:name="P68"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69"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70"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1"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2" style:family="paragraph" style:parent-style-name="Standard" style:list-style-name="L2">
      <style:paragraph-properties fo:background-color="#ffffff">
        <style:background-image/>
      </style:paragraph-properties>
      <style:text-properties officeooo:paragraph-rsid="00578037"/>
    </style:style>
    <style:style style:name="P73"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74" style:family="paragraph" style:parent-style-name="Standard">
      <style:paragraph-properties fo:background-color="#ffffff">
        <style:background-image/>
      </style:paragraph-properties>
      <style:text-properties fo:font-size="20pt" fo:font-weight="normal" officeooo:rsid="0063e7e8" officeooo:paragraph-rsid="0063e7e8" style:font-size-asian="20pt" style:font-weight-asian="normal" style:font-size-complex="20pt" style:font-weight-complex="normal"/>
    </style:style>
    <style:style style:name="P75" style:family="paragraph" style:parent-style-name="Standard">
      <style:paragraph-properties fo:background-color="#ffffff">
        <style:background-image/>
      </style:paragraph-properties>
      <style:text-properties fo:font-size="14pt" fo:font-weight="normal" officeooo:rsid="0063e7e8" officeooo:paragraph-rsid="0063e7e8" style:font-size-asian="12.25pt" style:font-weight-asian="normal" style:font-size-complex="14pt" style:font-weight-complex="normal"/>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officeooo:rsid="00049eaa" style:font-size-asian="15pt" style:font-size-complex="15pt"/>
    </style:style>
    <style:style style:name="T11" style:family="text">
      <style:text-properties fo:font-size="15pt" officeooo:rsid="0033922c" style:font-size-asian="15pt" style:font-size-complex="15pt"/>
    </style:style>
    <style:style style:name="T12" style:family="text">
      <style:text-properties fo:font-size="15pt" officeooo:rsid="003555a3" style:font-size-asian="15pt" style:font-size-complex="15pt"/>
    </style:style>
    <style:style style:name="T13" style:family="text">
      <style:text-properties fo:font-size="15pt" officeooo:rsid="003c3c8c" style:font-size-asian="15pt" style:font-size-complex="15pt"/>
    </style:style>
    <style:style style:name="T14" style:family="text">
      <style:text-properties fo:font-size="15pt" officeooo:rsid="003d3a79" style:font-size-asian="15pt" style:font-size-complex="15pt"/>
    </style:style>
    <style:style style:name="T15" style:family="text">
      <style:text-properties fo:font-size="15pt" officeooo:rsid="0044d8f6" style:font-size-asian="15pt" style:font-size-complex="15pt"/>
    </style:style>
    <style:style style:name="T16" style:family="text">
      <style:text-properties fo:font-size="15pt" officeooo:rsid="0053c63f" style:font-size-asian="15pt" style:font-size-complex="15pt"/>
    </style:style>
    <style:style style:name="T17" style:family="text">
      <style:text-properties fo:font-size="15pt" officeooo:rsid="00578037" style:font-size-asian="15pt" style:font-size-complex="15pt"/>
    </style:style>
    <style:style style:name="T18" style:family="text">
      <style:text-properties fo:font-size="15pt" officeooo:rsid="005ab6b0" style:font-size-asian="15pt" style:font-size-complex="15pt"/>
    </style:style>
    <style:style style:name="T19" style:family="text">
      <style:text-properties fo:font-size="15pt" officeooo:rsid="00205dcc" style:font-size-asian="15pt" style:font-size-complex="15pt"/>
    </style:style>
    <style:style style:name="T20" style:family="text">
      <style:text-properties fo:font-size="15pt" officeooo:rsid="002490b7" style:font-size-asian="15pt" style:font-size-complex="15pt"/>
    </style:style>
    <style:style style:name="T21" style:family="text">
      <style:text-properties fo:font-size="15pt" officeooo:rsid="005efa73" style:font-size-asian="15pt" style:font-size-complex="15pt"/>
    </style:style>
    <style:style style:name="T22" style:family="text">
      <style:text-properties officeooo:rsid="002c801e"/>
    </style:style>
    <style:style style:name="T23" style:family="text">
      <style:text-properties officeooo:rsid="003555a3"/>
    </style:style>
    <style:style style:name="T24" style:family="text">
      <style:text-properties officeooo:rsid="00362553"/>
    </style:style>
    <style:style style:name="T25" style:family="text">
      <style:text-properties fo:font-weight="bold" style:font-weight-asian="bold" style:font-weight-complex="bold"/>
    </style:style>
    <style:style style:name="T26" style:family="text">
      <style:text-properties fo:font-weight="bold" officeooo:rsid="002490b7" style:font-weight-asian="bold" style:font-weight-complex="bold"/>
    </style:style>
    <style:style style:name="T27" style:family="text">
      <style:text-properties fo:font-style="italic" officeooo:rsid="002743b4" style:font-style-asian="italic" style:font-style-complex="italic"/>
    </style:style>
    <style:style style:name="T28" style:family="text">
      <style:text-properties fo:font-style="italic" officeooo:rsid="0029f52a" style:font-style-asian="italic" style:font-style-complex="italic"/>
    </style:style>
    <style:style style:name="T29" style:family="text">
      <style:text-properties fo:font-style="italic" officeooo:rsid="0039f6a2"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c801e" style:font-style-asian="italic" style:font-weight-asian="normal" style:font-style-complex="italic" style:font-weight-complex="normal"/>
    </style:style>
    <style:style style:name="T32" style:family="text">
      <style:text-properties fo:font-style="italic" fo:font-weight="normal" officeooo:rsid="003abdfd" style:font-style-asian="italic" style:font-weight-asian="normal" style:font-style-complex="italic" style:font-weight-complex="normal"/>
    </style:style>
    <style:style style:name="T33" style:family="text">
      <style:text-properties officeooo:rsid="003abdfd"/>
    </style:style>
    <style:style style:name="T34" style:family="text">
      <style:text-properties officeooo:rsid="004044a3"/>
    </style:style>
    <style:style style:name="T35" style:family="text">
      <style:text-properties officeooo:rsid="0040ae11"/>
    </style:style>
    <style:style style:name="T36" style:family="text">
      <style:text-properties officeooo:rsid="00424199"/>
    </style:style>
    <style:style style:name="T37" style:family="text">
      <style:text-properties officeooo:rsid="0044d8f6"/>
    </style:style>
    <style:style style:name="T38" style:family="text">
      <style:text-properties officeooo:rsid="00459ad0"/>
    </style:style>
    <style:style style:name="T39" style:family="text">
      <style:text-properties officeooo:rsid="0046bf20"/>
    </style:style>
    <style:style style:name="T40" style:family="text">
      <style:text-properties fo:color="#800000" officeooo:rsid="00362553"/>
    </style:style>
    <style:style style:name="T41" style:family="text">
      <style:text-properties officeooo:rsid="00482064"/>
    </style:style>
    <style:style style:name="T42" style:family="text">
      <style:text-properties officeooo:rsid="00496231"/>
    </style:style>
    <style:style style:name="T43" style:family="text">
      <style:text-properties officeooo:rsid="004ada1f"/>
    </style:style>
    <style:style style:name="T44" style:family="text">
      <style:text-properties officeooo:rsid="004f7b38"/>
    </style:style>
    <style:style style:name="T45" style:family="text">
      <style:text-properties officeooo:rsid="00506548"/>
    </style:style>
    <style:style style:name="T46" style:family="text">
      <style:text-properties officeooo:rsid="0050c9dc"/>
    </style:style>
    <style:style style:name="T47" style:family="text">
      <style:text-properties officeooo:rsid="0053c63f"/>
    </style:style>
    <style:style style:name="T48" style:family="text">
      <style:text-properties officeooo:rsid="0055fd0b"/>
    </style:style>
    <style:style style:name="T49" style:family="text">
      <style:text-properties officeooo:rsid="005ab6b0"/>
    </style:style>
    <style:style style:name="T50" style:family="text">
      <style:text-properties fo:font-variant="normal" fo:text-transform="none"/>
    </style:style>
    <style:style style:name="T51" style:family="text">
      <style:text-properties officeooo:rsid="005c21fb"/>
    </style:style>
    <style:style style:name="T52" style:family="text">
      <style:text-properties officeooo:rsid="005d2398"/>
    </style:style>
    <style:style style:name="T53" style:family="text">
      <style:text-properties officeooo:rsid="00618d74"/>
    </style:style>
    <style:style style:name="T54" style:family="text">
      <style:text-properties officeooo:rsid="006335aa"/>
    </style:style>
    <style:style style:name="T55" style:family="text">
      <style:text-properties officeooo:rsid="006380e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p>
      <text:p text:style-name="P7"><text:s text:c="3"/>TPE AlpGen</text:p>
      <text:p text:style-name="P5"/>
      <text:p text:style-name="P8">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62"><text:soft-page-break/>Index :</text:p>
      <text:p text:style-name="P2"/>
      <text:p text:style-name="P29">Glossaire</text:p>
      <text:p text:style-name="P2">Introduction</text:p>
      <text:p text:style-name="P10">I/ Quelques rappels sur la géologie</text:p>
      <text:p text:style-name="P10"><text:tab/>a) La tectonique des plaques</text:p>
      <text:p text:style-name="P10"><text:tab/><text:span text:style-name="T34">b) Subduction</text:span></text:p>
      <text:p text:style-name="P10"><text:tab/>b) Une brève histoire de la chaine alpine</text:p>
      <text:p text:style-name="P10"/>
      <text:p text:style-name="P32">II/ Princincipes de l'éro<text:span text:style-name="T41">sion</text:span></text:p>
      <text:p text:style-name="P10"><text:tab/><text:span text:style-name="T53">a</text:span>) Dynamique des roches</text:p>
      <text:p text:style-name="P10"><text:tab/></text:p>
      <text:p text:style-name="P10"/>
      <text:p text:style-name="P10">II<text:span text:style-name="T34">I</text:span>/ Modéliser un paysage géologique</text:p>
      <text:p text:style-name="P19"><text:tab/>a) L<text:span text:style-name="T37">es simulations physiques</text:span></text:p>
      <text:list xml:id="list1511155426122261633" text:style-name="L2">
        <text:list-item>
          <text:p text:style-name="P66">Modélisation par pâtes</text:p>
        </text:list-item>
        <text:list-item>
          <text:p text:style-name="P72"><text:span text:style-name="T17">La </text:span><text:span text:style-name="T18">pl</text:span><text:span text:style-name="T17">ace de la physique dans la simulation</text:span></text:p>
        </text:list-item>
      </text:list>
      <text:p text:style-name="P10"><text:tab/><text:span text:style-name="T37">b) Les simulations numériques</text:span></text:p>
      <text:list xml:id="list2764390507901379090" text:style-name="L3">
        <text:list-item>
          <text:p text:style-name="P69">Simulation appriximative</text:p>
        </text:list-item>
        <text:list-item>
          <text:p text:style-name="P70">La simulation numérique par automate cellulaire</text:p>
        </text:list-item>
        <text:list-item>
          <text:p text:style-name="P71">Simulation pa voxels</text:p>
        </text:list-item>
      </text:list>
      <text:p text:style-name="P10"><text:tab/>b) Approche cellulaire de la simulation</text:p>
      <text:p text:style-name="P10"><text:tab/>c) <text:span text:style-name="T1">Pistes envisagées pour améliorer notre simulation</text:span></text:p>
      <text:p text:style-name="P10"/>
      <text:p text:style-name="P10">III/ Démonstration</text:p>
      <text:p text:style-name="P10"><text:tab/>a) Fonctionnement de notre générateur de terrain</text:p>
      <text:p text:style-name="P10"><text:tab/>b) Démonstration de notre simulateur</text:p>
      <text:p text:style-name="P10"/>
      <text:p text:style-name="P10">Annexe : Ouverture sur les évolutions <text:span text:style-name="T1">et</text:span> possibles <text:span text:style-name="T1">débouchés</text:span></text:p>
      <text:p text:style-name="P28"/>
      <text:p text:style-name="P30">Références <text:span text:style-name="T48">&amp; Sources</text:span></text:p>
      <text:p text:style-name="P28"/>
      <text:p text:style-name="P28"/>
      <text:p text:style-name="P28"/>
      <text:p text:style-name="P10"/>
      <text:p text:style-name="P42"/>
      <text:p text:style-name="P42"/>
      <text:p text:style-name="P42"/>
      <text:p text:style-name="P42"><text:soft-page-break/></text:p>
      <text:p text:style-name="P42"/>
      <text:p text:style-name="P43">Glossaire</text:p>
      <text:p text:style-name="P43"/>
      <text:p text:style-name="P36">géomorphologie : <text:span text:style-name="T54">Science de l'étude des cause de l'apparence des formes qu'étudie la géologie</text:span></text:p>
      <text:p text:style-name="P36">orogénèse : <text:span text:style-name="T54">Désigne tous les mécanismes relatifs à la surrection d'un massif montagneux</text:span></text:p>
      <text:p text:style-name="P36">tectonique des plaques : </text:p>
      <text:p text:style-name="P36">voxel : <text:span text:style-name="T54">Point dans un environnement 3D discret</text:span></text:p>
      <text:p text:style-name="P36">boxel : <text:span text:style-name="T54">Matérialisation d'un voxel en tant que cube</text:span></text:p>
      <text:p text:style-name="P36">viscosité : <text:span text:style-name="T54">Plus un fluide est visqueux, plus il s'écoulera lentement. A assez longue échéance, toute roche peut être considérée comme un fluide visqueux, très visqueux.</text:span></text:p>
      <text:p text:style-name="P37">Moho : Limite entre la lithosphère te l'asthénosphère.</text:p>
      <text:p text:style-name="P54">Erodibilité = sensibilité du sol à l’érosion</text:p>
      <text:p text:style-name="P57">Erosivité = intensité potentielle de l’érosi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Introduction :</text:p>
      <text:p text:style-name="P23"/>
      <text:p text:style-name="P23"><text:tab/>La géologie est <text:span text:style-name="T35">une science encore jeune</text:span>. Cel<text:span text:style-name="T36">a</text:span> fait <text:span text:style-name="T42">à peine</text:span> 50 ans que la communauté scientifique <text:span text:style-name="T36">a adoptée </text:span>la tectonique des plaques, <text:span text:style-name="T42">et</text:span> <text:span text:style-name="T42">m</text:span>algrès des recherches continues, la géologie, discipline en<text:span text:style-name="T42">core relativement fragmentaire</text:span> est une science <text:span text:style-name="T43">assez jeune comparé à la phsysique et aux mathématiques et </text:span>qui <text:span text:style-name="T22">connaît encore de nombreux points sombres, </text:span>ignorant <text:span text:style-name="T43">toujours</text:span> la structure profonde de notre manteau <text:span text:style-name="T43">comme la formation de certaines</text:span>. Cependant, nous (Alexis Gros, Thibaut Manceau <text:span text:style-name="T43">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3"/>
      <text:p text:style-name="P40">I/ Quelques rappels sur la géologie</text:p>
      <text:p text:style-name="P38"/>
      <text:p text:style-name="P11"><text:tab/><text:span text:style-name="T26">a) La tectonique des plaques</text:span></text:p>
      <text:p text:style-name="P11"/>
      <text:p text:style-name="P18"><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67"><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rre, et par la même occasion principal vercteur du refroidissement du manteau via les dorsales océaniques.</text:p>
      <text:p text:style-name="P11"/>
      <text:p text:style-name="P11"><text:tab/><text:span text:style-name="T27">La subduction :</text:span></text:p>
      <text:p text:style-name="P11"/>
      <text:p text:style-name="P11"><text:soft-page-break/><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1"/>
      <text:p text:style-name="P11"><text:tab/><text:span text:style-name="T26">b) </text:span><text:span text:style-name="T25">Une brève histoire de la chaine alpine</text:span></text:p>
      <text:p text:style-name="P11"/>
      <text:p text:style-name="P9"><text:span text:style-name="T19"><text:tab/></text:span><text:span text:style-name="T20">Le début de l'histoire de la chaine alpine commence peu après -256 Ma. <text:s/>A cette époque, le paléoocéan Thétys occupait la majorité de la surface terrestre, </text:span><text:span text:style-name="T21">et les contraintes du manteau terrestre amorçèrent un soulèvement d'une zone de la plaque alpine, préfigurant une dorsale océanique</text:span><text:span text:style-name="T20">. </text:span></text:p>
      <text:list xml:id="list4269608975311417773" text:style-name="L4">
        <text:list-item>
          <text:p text:style-name="P63"><text:span text:style-name="T21">200 Ma, trias : Ouverture de l'</text:span><text:span text:style-name="T20">'océan alpin. </text:span><text:span text:style-name="T21">La dorsale est pleinement ouverte et déverse son <text:s/>magma dans l'océan alpin, ce qui a pour effet de l'élargir. A son appogée, l'océan alpin Alpin fut large de 300 à 1000 km, et profond de 3500 à 4000 m. </text:span></text:p>
        </text:list-item>
        <text:list-item>
          <text:p text:style-name="P64">- 140 Ma, créatcé inférieur : début de la compression de l'océan alpin suite à des contraintes externes telles que le rapprochement de la plaque Africaine.</text:p>
        </text:list-item>
        <text:list-item>
          <text:p text:style-name="P64">Fin du crétacé inférieur, subduction du coté de la plaque africaine</text:p>
        </text:list-item>
        <text:list-item>
          <text:p text:style-name="P65">Nouvelle océanisation dans « la zone valaisaine » (nouvelle dorsale typique des océans en fin de vie)</text:p>
        </text:list-item>
        <text:list-item>
          <text:p text:style-name="P65">crétacé supérieur : Fin de l'océan alpin, qui est considérablement réduit, et commencement de la mer alpine, reliée à l'océan atlantique en formation. Océan valaisin totalement refermé.</text:p>
        </text:list-item>
        <text:list-item>
          <text:p text:style-name="P65">(-65 Ma, paléocène) Sous l'effet des contraintes, émertion de la plate forme continentale. Début de la formation des alpes avec la poursuite de la compression. La zone du massif u mt blanc passe sous la zone d'obduction ajoritaire pour ressurgire plus tard à sa place actuelle.</text:p>
        </text:list-item>
        <text:list-item>
          <text:p text:style-name="P65">Oligocène : Ecaillage important des couches</text:p>
        </text:list-item>
        <text:list-item>
          <text:p text:style-name="P65">- 23 Ma : Néogène, création du jura au devant des alpes par effet collatéral de compression. Soulèvement du massif du Mt Blanc, ce qui pousse à glisser par gravité toute la partie calcaire des alpes.</text:p>
        </text:list-item>
        <text:list-item>
          <text:p text:style-name="P65"><text:soft-page-break/>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p>
        </text:list-item>
        <text:list-item>
          <text:p text:style-name="P65">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p>
        </text:list-item>
        <text:list-item>
          <text:p text:style-name="P65"/>
        </text:list-item>
      </text:list>
      <text:p text:style-name="P11"/>
      <text:p text:style-name="P24"><text:tab/><text:span text:style-name="T25">c) Dynamique des roches</text:span></text:p>
      <text:p text:style-name="P24"><text:tab/></text:p>
      <text:p text:style-name="P26"><text:tab/>Il faut savoir à propos des roches <text:span text:style-name="T44">en géologie</text:span> que l<text:span text:style-name="T44">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5">'usuelement</text:span> cassantes et rigides, peuvent devenir plus ductiles sous certaines conditions : </text:p>
      <text:p text:style-name="P25"/>
      <text:p text:style-name="P25"><text:tab/><text:span text:style-name="T30">Le temps :</text:span></text:p>
      <text:p text:style-name="P25"><text:tab/></text:p>
      <text:p text:style-name="P25"><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5">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7"><text:tab/><text:span text:style-name="T41">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text:span><text:soft-page-break/><text:span text:style-name="T41">Les océans suivent donc un cycle de naissance, vie et de mort qui est directement à la source de la plupart des mécanismes orogéniques.</text:span></text:p>
      <text:p text:style-name="P24"/>
      <text:p text:style-name="P24"/>
      <text:p text:style-name="P24"><text:tab/><text:span text:style-name="T30">La température :</text:span></text:p>
      <text:p text:style-name="P24"/>
      <text:p text:style-name="P25"><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 On l'appelle le moho.</text:span></text:p>
      <text:p text:style-name="P24"><text:tab/></text:p>
      <text:p text:style-name="P24"/>
      <text:p text:style-name="P24"><text:tab/><text:span text:style-name="T30">La pression :</text:span></text:p>
      <text:p text:style-name="P24"/>
      <text:p text:style-name="P25"><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46"/>
      <text:p text:style-name="P47">II / <text:span text:style-name="T53">L'alération des roches et l'érosion</text:span></text:p>
      <text:p text:style-name="P47"/>
      <text:p text:style-name="P51"><text:tab/>Ce que l’on appelle « relief » correspond à l’ensemble des formes créés par des processus.</text:p>
      <text:p text:style-name="P53">Ces processus sont regroupés sous le nom de «Morphogenèse».</text:p>
      <text:p text:style-name="P53">On peut les séparer en 2 parties :</text:p>
      <text:p text:style-name="P53">-<text:span text:style-name="T50"> </text:span>Les facteurs endogènes (qui correspondent à la formation du paysage : la tectonique des plaques</text:p>
      <text:p text:style-name="P53">-<text:span text:style-name="T50"> </text:span>Les facteurs exogènes (qui correspondent à la destruction du paysage : érosion, climat...</text:p>
      <text:p text:style-name="P58"><text:soft-page-break/>L’homme peut également être considéré comme un facteur géomorphologique, mais il est à la fois endogène et exogène.</text:p>
      <text:p text:style-name="P53">Les débris de roche résultant de phénomènes exogènes sont nommés des altérites.</text:p>
      <text:p text:style-name="P53">Quatre étapes principales composent ces processus :</text:p>
      <text:p text:style-name="P53">-<text:span text:style-name="T50"> </text:span>L’altération</text:p>
      <text:p text:style-name="P53">-<text:span text:style-name="T50"> </text:span>L’érosion</text:p>
      <text:p text:style-name="P53">-<text:span text:style-name="T50"> </text:span>Le transport</text:p>
      <text:p text:style-name="P53">-<text:span text:style-name="T50"> </text:span>La sédimentation</text:p>
      <text:p text:style-name="P53"/>
      <text:p text:style-name="P53">L’altération correspond à tout ce qui modifie les propriétés des roches, ce qui conduit à une destruction partielle ou totale de celles-ci.</text:p>
      <text:p text:style-name="P53">L’érosion correspond au processus de dégradation et de transformation du relief qui est causé par tout agent externe.</text:p>
      <text:p text:style-name="P53">Le transport est l’acheminement des altérites par des agents de transport (souvent les mêmes que les agents externes qui réalisent l’érosion.</text:p>
      <text:p text:style-name="P53">La sédimentation correspond au dépot des altérites.</text:p>
      <text:p text:style-name="P53"/>
      <text:p text:style-name="P53">Les échelles d'espace ne sont pas les mêmes : l'altération chimique s'étudie a plus petite échelle que l'altération physique. L'érosion, le transport et la sédimentation se constatent à l'échelle de paysages.</text:p>
      <text:p text:style-name="P53"/>
      <text:p text:style-name="P56"><text:span text:style-name="T53">a)</text:span> Altération</text:p>
      <text:p text:style-name="P53"><text:tab/>- <text:span text:style-name="T53">A</text:span>ltération physique (ou mécanique)</text:p>
      <text:p text:style-name="P53">C'est l'ensemble des altérations qui agissent physiquement sur divers matériaux entre eux.</text:p>
      <text:p text:style-name="P53">- La cryoclastie : lorsqu'une roche poreuse se remplit d'eau et que cette eau gèle, le volume augmente de 10 %, ce qui provoque des fissures.</text:p>
      <text:p text:style-name="P53">On appelle le facteur déterminant la «Gélivité», et elle dépend de la porosité et de la fissuration de la roche.</text:p>
      <text:p text:style-name="P53">- La thermoclastie : processus de fracturation lié aux changements importants et fréquents de <text:span text:style-name="T51">variation</text:span> de température.</text:p>
      <text:p text:style-name="P53">- La desquamation : C’est un enlèvement de lames de roche en pelure d’oignon.</text:p>
      <text:p text:style-name="P53"><text:soft-page-break/>- L’hydroclastie : C’est un processus de fracturation lié aux changements de la teneur en eau de la roche. L’eau provoque également un gonflement de l’argile et augmente la pression hydrostatique.</text:p>
      <text:p text:style-name="P53">Lorsqu’elle s’évapore, elle provoque une fracturation par <text:span text:style-name="T51">dessiccation</text:span> (qui correspond au phénomène de desquamation, mais avec des formes s’organisant en réseau de fentes.</text:p>
      <text:p text:style-name="P53"/>
      <text:p text:style-name="P53"><text:tab/>- <text:s/>Altération biologique</text:p>
      <text:p text:style-name="P53"/>
      <text:p text:style-name="P53">Ce type d'altération comprend tout les phénomènes imputables aux êtres vivants.</text:p>
      <text:p text:style-name="P53">- La respiration cellulaire : qu'elle soit complète ou incomplète, elle <text:span text:style-name="T51">entraîne</text:span> une production de CO2 et d'eau qui influenceront le sol. Par exemple, la combinaison d'eau avec l<text:span text:style-name="T51">e</text:span> CO2 forme de l'eau carbonée qui va solubiliser (= désagréger) la calcite.</text:p>
      <text:p text:style-name="P53"/>
      <text:p text:style-name="P53"><text:tab/>- Altération chimique</text:p>
      <text:p text:style-name="P53"/>
      <text:p text:style-name="P53">- mise en solution : C'est basiquement la réaction d'une roche avec de l'acide ou de l'eau, qui va désagréger celle-ci. Par exemple, la réaction de l'eau avec la calcite :</text:p>
      <text:p text:style-name="P53">H2O + CaCO3 → Ca++ + 2 HCO3-</text:p>
      <text:p text:style-name="P59">- hydratation et déshydratation, ou de manière plus concrète: minéral+eau=nouveau minéral hydraté; la déshydratation étant le processus inverse. Les réactions les plus importantes sont:</text:p>
      <text:p text:style-name="P60">•<text:span text:style-name="T50"> </text:span>la déshydratation du gypse pour produire de l'anhydrite: CaSO4 <text:span text:style-name="T52">+ </text:span>2H2O →<text:span text:style-name="T51"> </text:span>CaSO4+ 2 H2O; </text:p>
      <text:p text:style-name="P60">•<text:span text:style-name="T50"> </text:span>l'hydratation de l'hématite pour produire de la limonite: Fe2O3 + 3H2O -<text:span text:style-name="T51">&gt;</text:span> 2 Fe(OH)3; </text:p>
      <text:p text:style-name="P61">•<text:span text:style-name="T50"> </text:span>l'hydratation de la kaolinite pour produire de la gibbsite. </text:p>
      <text:p text:style-name="P53"/>
      <text:p text:style-name="P53">- hydratation et déshydratation : basiquement, c'est le fait d'ajouter de l'eau à un minéral. Ce contact <text:span text:style-name="T51">transformera</text:span> celui-ci en un nouveau minéral, ou tout <text:soft-page-break/>simplement <text:span text:style-name="T51">désagrégera</text:span> celui-ci.</text:p>
      <text:p text:style-name="P52">- Hydrolyse : C'est un processus au cours duquel un cation (ion positif) d'un minéral va remplacer un cation H+ dérivé d'une solution acide. Cette réaction a pour conséquence de détruire le minéral (mise en solution complète) ou de le convertir en une nouvelle espèce. </text:p>
      <text:p text:style-name="P53">- Oxydation : C'est la combinaison de métaux (comme le fer et le manganèse) avec l'ea<text:span text:style-name="T51">u </text:span>: ce contact provoque une modification de la structure cristalline du minéral.</text:p>
      <text:p text:style-name="P53">- Dissolution des molécules en anions et cations par un solvant et dispersion dans l’eau.</text:p>
      <text:p text:style-name="P53"/>
      <text:p text:style-name="P53"><text:span text:style-name="T54">b)</text:span> L’érosion</text:p>
      <text:p text:style-name="P53"/>
      <text:p text:style-name="P53">1)<text:span text:style-name="T50"> </text:span>L’érosion éolienne</text:p>
      <text:p text:style-name="P53">2)<text:span text:style-name="T50"> </text:span>L’érosion fluviale</text:p>
      <text:p text:style-name="P53">3)<text:span text:style-name="T50"> </text:span>L’érosion karstique</text:p>
      <text:p text:style-name="P53">4)<text:span text:style-name="T50"> </text:span>L’érosion glaciaire</text:p>
      <text:p text:style-name="P53">5)<text:span text:style-name="T50"> </text:span>L’érosion marine</text:p>
      <text:p text:style-name="P53"/>
      <text:p text:style-name="P55">EN COURS D'ECRITURE</text:p>
      <text:p text:style-name="Text_20_body"><office:annotation><dc:date>2016-01-23T13:29:16</dc:date><text:list text:style-name=""><text:list-item><text:p>&lt;!--EndFragment--&gt;</text:p></text:list-item></text:list></office:annotation></text:p>
      <text:p text:style-name="P24"/>
      <text:p text:style-name="P45">II<text:span text:style-name="T46">I</text:span>/ Modéliser un paysage géologique</text:p>
      <text:p text:style-name="P45"/>
      <text:p text:style-name="P12"/>
      <text:p text:style-name="P16"><text:tab/><text:span text:style-name="T6">Il y a beaucoup de moyens de simuler certains comportements dynamiqes 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2"/>
      <text:p text:style-name="P35"><text:soft-page-break/>a) Les <text:span text:style-name="T49">simulations physiques</text:span></text:p>
      <text:p text:style-name="P12"/>
      <text:p text:style-name="P12"><text:tab/><text:span text:style-name="T49">Simulaion par pâtes</text:span><text:span text:style-name="T28">:</text:span></text:p>
      <text:p text:style-name="P12"/>
      <text:p text:style-name="P16"><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49"><text:span text:style-name="T10"><text:tab/>La plupart des simulations, </text:span><text:span text:style-name="T11">encore aujourd'hui</text:span><text:span text:style-name="T10">, </text:span><text:span text:style-name="T11">et ce</text:span><text:span text:style-name="T10"> par souci de rapidité et de réalisme modélisent des phénomène</text:span><text:span text:style-name="T15">s</text:span><text:span text:style-name="T10"> très précis (pour réduire la complexité de la mise en œuvre, co</text:span><text:span text:style-name="T13">n</text:span><text:span text:style-name="T10">formément à la méthode scientifique) en utilisant des propriétés physiques. </text:span><text:span text:style-name="T12">I</text:span><text:span text:style-name="T10">ls simulent souvent les phénomènes de compression et donc de plissement par différentes couches successives de pâte à modeler de consist</text:span><text:span text:style-name="T13">a</text:span><text:span text:style-name="T10">nce et de propriété</text:span><text:span text:style-name="T13">s</text:span><text:span text:style-name="T10"> différentes pour simuler les phénomènes observés dans la nature. La collision de la plaque indienne </text:span><text:span text:style-name="T13">avec</text:span><text:span text:style-name="T10">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6">ur</text:span><text:span text:style-name="T10"> mise</text:span><text:span text:style-name="T14">s</text:span><text:span text:style-name="T10"> en œuvre de la réalité </text:span><text:span text:style-name="T14">souvent</text:span><text:span text:style-name="T10"> très complexe du terrain. </text:span></text:p>
      <text:p text:style-name="P48"/>
      <text:p text:style-name="P50"><text:span text:style-name="T18"><text:tab/>L</text:span><text:span text:style-name="T17">a </text:span><text:span text:style-name="T18">pl</text:span><text:span text:style-name="T17">ace de la physique dans la simulation</text:span></text:p>
      <text:list xml:id="list194911526106882" text:continue-list="list1511155426122261633" text:style-name="L2">
        <text:list-header>
          <text:p text:style-name="P68"/>
        </text:list-header>
      </text:list>
      <text:p text:style-name="P12"><text:tab/><text:span text:style-name="T47">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12"/>
      <text:p text:style-name="P12"/>
      <text:p text:style-name="P12"/>
      <text:p text:style-name="P12"><text:tab/><text:span text:style-name="T28">La </text:span><text:span text:style-name="T29">simulation</text:span><text:span text:style-name="T28"> numériqu</text:span><text:span text:style-name="T29">e par automate cellulaire</text:span></text:p>
      <text:p text:style-name="P12"><text:soft-page-break/></text:p>
      <text:p text:style-name="P31"><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7">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2"/>
      <text:p text:style-name="P12"><text:tab/><text:span text:style-name="T31">Simulation par voxel</text:span><text:span text:style-name="T32">s</text:span></text:p>
      <text:p text:style-name="P14"/>
      <text:p text:style-name="P15"><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text:span><text:soft-page-break/><text:span text:style-name="T8">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2"/>
      <text:p text:style-name="P12"><text:tab/><text:span text:style-name="T25">b) Approche cellulaire de la simulation</text:span></text:p>
      <text:p text:style-name="P13"/>
      <text:p text:style-name="P20"><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8">simples</text:span> avec leurs voisines, mais qui, <text:span text:style-name="T39">en nombre suffisanr</text:span>, peuvent en arriver via leur cycle de mort/<text:span text:style-name="T39">apparition</text:span> a recréer des dynamiques co<text:span text:style-name="T39">m</text:span>plexe <text:span text:style-name="T39">(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3">polgones convexes</text:span> simplifiés <text:span text:style-name="T23">simulant des</text:span> « biomes » ou « biotopes » naturels, générés grâce à l'algorythmes des polygones de voronoi, avant de nous contenter pour finir d'une version très som<text:span text:style-name="T23">m</text:span>aire de simulation d'erosion créée grâce à la determination des points les plus bas, qui seront creusés <text:span text:style-name="T23">et torturés</text:span>, préfigurant le tracé des <text:span text:style-name="T39">aquifères</text:span>. Ce projet, bien que passionnant, n'était pas <text:span text:style-name="T23">assez</text:span> original et faisait surtout fi de la cohérence géologique qui encore aujourd'hui ne peut être réellement obtenue que par des cartes faites <text:span text:style-name="T23">3D faites </text:span>« main », <text:span text:style-name="T39">en plus d'interdire la simulation de l'évolution d'un système</text:span>.</text:p>
      <text:p text:style-name="P4"><text:tab/><text:span text:style-name="T9">C'est pourquoi nous avons choisis d'utiliser la simulation par cellule.</text:span></text:p>
      <text:p text:style-name="P4"/>
      <text:p text:style-name="P22"><text:tab/><text:span text:style-name="T9">Notre problématique était de « </text:span>Simuler numériquement un terrain géologique de type alpin ». <text:span text:style-name="T9">Nous avons créés une première implémentation </text:span><text:soft-page-break/><text:span text:style-name="T9">(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1"/>
      <text:p text:style-name="P34">c) <text:span text:style-name="T1">Pistes envisagées pour améliorer notre simulation</text:span></text:p>
      <text:p text:style-name="P12"/>
      <text:p text:style-name="P12"><text:tab/><text:span text:style-name="T24">Nous pourrions étendre notre simulation à la 3</text:span><text:span text:style-name="T4">e</text:span><text:span text:style-name="T24"> dimentions, pour qu'elle puisse ainsi modéliser plus fidèlement la réalité.</text:span></text:p>
      <text:p text:style-name="P33"><text:tab/>Implémenter les formules de viscosité pour pouvoir enfin nous ouvrir les portes de la simultion réaliste du comportement</text:p>
      <text:p text:style-name="P33"><text:tab/>Comme extemsion du précédent point, il nous faudra aussi déterminer les effets de la température et de la pression pour envisager une simulation physiquement correctes.</text:p>
      <text:p text:style-name="P12"/>
      <text:p text:style-name="P41">III/ Démonstration <text:span text:style-name="T33">numérique</text:span></text:p>
      <text:p text:style-name="P39"/>
      <text:p text:style-name="P12"><text:tab/><text:span text:style-name="T25">a) Fonctionnement de notre générateur de terrain</text:span></text:p>
      <text:p text:style-name="P12"/>
      <text:p text:style-name="P17"><text:tab/><text:span text:style-name="T40">[TODO : tristan, là tu envoie le pâté sur tes cellules]</text:span></text:p>
      <text:p text:style-name="P12"/>
      <text:p text:style-name="P12"><text:soft-page-break/><text:tab/><text:span text:style-name="T25">b) Démonstration de notre simulateur</text:span></text:p>
      <text:p text:style-name="P12"/>
      <text:p text:style-name="P73">Annexe : <text:span text:style-name="T55">Conclusion, o</text:span>uverture sur les évolutions <text:span text:style-name="T1">et</text:span> possibles <text:span text:style-name="T1">débouchés.</text:span></text:p>
      <text:p text:style-name="P73"/>
      <text:p text:style-name="P74">Conclusion :</text:p>
      <text:p text:style-name="P74"/>
      <text:p text:style-name="P75"><text:tab/>Ce TPE a été pour nous une occasion de nous réunir sur un projet commun qui connecterait nos différents centres d'intérets tout en nous apprenant de nouvelles choses. Nous avons beaucoup appris en ce qui concerne la géologie, l'histoire des roches et la terre en général. De plus, la recherche puis la création de notre simulateur fut un véritable défi technique, nous poussant à nous renseigner sur des domaines relativement pointus tant dans les mathématiques que dans la programmation informatique, pour offrir un démonstrateur certe incomplet, mais cependant fonctionnel et déjà assez intéressant. Malheureusement, et comme c'était prévisibles, nous n'avons pas pu aller jusqu'à l'aboutissement de notre projet, car pour créer un simulateur il aurait mieux valu une thèse que deux heures de TPE par semaine. Du reste nous avons énormément appris en géologie et de ce point de vue le TPE a été une réussite. Et si notre simulateur n'est pas encore capable de simuler des comportements complexes, il apparaît qu'il possède en lui les germes d'un moteur plus performant, donc l'affaire reste à suivre, d'autant plus que nous avons d'ors et déjà un moteur capable de simuler une environnement réduit en 2D, intéressant pour les fluides visqueux par example ou le jeu vidéo. Nous somme heureux d'être arrivé à un résultat dans notre travail mutuel et remercions nos accompagnateurs pour leurs critiques constru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29T19:49:10.581497569</dc:date>
    <dc:creator>Creeps </dc:creator>
    <meta:editing-duration>PT5H11M4S</meta:editing-duration>
    <meta:editing-cycles>56</meta:editing-cycles>
    <meta:document-statistic meta:table-count="0" meta:image-count="0" meta:object-count="0" meta:page-count="15" meta:paragraph-count="151" meta:word-count="4164" meta:character-count="26378" meta:non-whitespace-character-count="22298"/>
  </office:meta>
</office:document-meta>
</file>